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Albany AMT" svg:font-family="'Albany AMT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 AMT" svg:font-family="'Thorndale AMT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in" table:align="margins"/>
    </style:style>
    <style:style style:name="Table1.A" style:family="table-column">
      <style:table-column-properties style:column-width="3.5in" style:rel-column-width="32767*"/>
    </style:style>
    <style:style style:name="Table1.B" style:family="table-column">
      <style:table-column-properties style:column-width="3.5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margin-left="0.0102in" fo:margin-right="0in" fo:text-indent="0in" style:auto-text-indent="false"/>
      <style:text-properties style:font-name="Albany AMT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10pt" fo:font-weight="normal" style:font-size-asian="10pt" style:font-weight-asian="normal" style:font-size-complex="10pt"/>
    </style:style>
    <style:style style:name="P4" style:family="paragraph" style:parent-style-name="H1">
      <style:paragraph-properties fo:margin-left="0in" fo:margin-right="0in" fo:text-indent="0in" style:auto-text-indent="false"/>
    </style:style>
    <style:style style:name="P5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H1">
      <style:text-properties fo:font-size="14pt" fo:font-weight="bold" style:font-size-asian="14pt" style:font-size-complex="14pt"/>
    </style:style>
    <style:style style:name="P7" style:family="paragraph" style:parent-style-name="H2"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 style:list-style-name="List_20_1"/>
    <style:style style:name="P9" style:family="paragraph" style:parent-style-name="Standard" style:list-style-name="List_20_1">
      <style:text-properties style:font-name="Albany AMT"/>
    </style:style>
    <style:style style:name="P10" style:family="paragraph" style:parent-style-name="Standard" style:list-style-name="List_20_1">
      <style:text-properties fo:font-weight="normal" style:font-weight-asian="normal" style:font-weight-complex="normal"/>
    </style:style>
    <style:style style:name="P11" style:family="paragraph" style:parent-style-name="Standard" style:list-style-name="List_20_1">
      <style:text-properties fo:font-size="10pt" fo:font-weight="normal" style:font-size-asian="10pt" style:font-weight-asian="normal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normal" style:font-size-asian="10pt" style:font-weight-asian="normal" style:font-size-complex="10pt"/>
    </style:style>
    <style:style style:name="T4" style:family="text">
      <style:text-properties fo:font-size="14pt" fo:font-weight="bold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itle">Thomas Ingram</text:p>
            </table:table-cell>
            <table:table-cell table:style-name="Table1.A1" office:value-type="string">
              <text:p text:style-name="Default_20_Alt">Apex, NC 27502</text:p>
              <text:p text:style-name="Default_20_Alt">rg+hireme@ravinggenius.com</text:p>
              <text:p text:style-name="Default_20_Alt">m: 919 449.6305</text:p>
            </table:table-cell>
          </table:table-row>
        </table:table-header-rows>
      </table:table>
      <text:p text:style-name="P6">Professional Summary</text:p>
      <text:list xml:id="list1161815532" text:style-name="List_20_1">
        <text:list-item>
          <text:p text:style-name="P9">Self-taught programmer with strong desire to learn</text:p>
        </text:list-item>
        <text:list-item>
          <text:p text:style-name="P9">Have worked with large datasets</text:p>
        </text:list-item>
        <text:list-item>
          <text:p text:style-name="P9">Have configured systems and networks professionally and personally</text:p>
        </text:list-item>
        <text:list-item>
          <text:p text:style-name="P9">Linux evangelist and Open Source advocate</text:p>
        </text:list-item>
        <text:list-item>
          <text:p text:style-name="P9">Webmaster for many sites (some built from scratch and some CMS-based)</text:p>
        </text:list-item>
        <text:list-item>
          <text:p text:style-name="P9">Attend trade meetings and conferences regularly</text:p>
        </text:list-item>
        <text:list-item>
          <text:p text:style-name="P9">Technical advisor to several people</text:p>
        </text:list-item>
      </text:list>
      <text:p text:style-name="P1"/>
      <text:p text:style-name="H1">Technical<text:span text:style-name="T4"> Summary</text:span></text:p>
      <text:p text:style-name="Standard"><text:span text:style-name="T1">Languages:</text:span> HTML, CSS, Ruby, JavaScript | JSON, PHP, C#, VB, ColdFusion, ASP.NET, XML, Flex | AS3, VBA</text:p>
      <text:p text:style-name="Standard"/>
      <text:p text:style-name="Standard"><text:span text:style-name="T1">Databases:</text:span> SQLite, MySQL, MSSQL</text:p>
      <text:p text:style-name="Standard"/>
      <text:p text:style-name="Standard"><text:span text:style-name="T1">Code Samples:</text:span> http://github.com/ravinggenius</text:p>
      <text:p text:style-name="Standard"/>
      <text:p text:style-name="Standard"><text:span text:style-name="T1">Tools:</text:span> git, SVN, MVC, Rails, Sinatra, text editor, VIM, Visual Studio 2008</text:p>
      <text:p text:style-name="Standard"/>
      <text:p text:style-name="Standard"><text:span text:style-name="T1">Other:</text:span> REST, Regular Expressions, SharePoint</text:p>
      <text:p text:style-name="Standard"/>
      <text:p text:style-name="Standard"><text:span text:style-name="T1">Future Interests:</text:span> Agile, TDD, LISP, C++, NoSQL (especially MongoDB), Pair Programming, PostgreSQL, Graphic Design, Java (maybe), The Next Big Thing</text:p>
      <text:p text:style-name="P1"/>
      <text:p text:style-name="P4">Professional Experience</text:p>
      <text:p text:style-name="H2">яandomByDesign; Freelancer | Owner; Apex, NC; 03/2007 - present</text:p>
      <text:list xml:id="list2155290116" text:continue-numbering="true" text:style-name="List_20_1">
        <text:list-item>
          <text:p text:style-name="P8">Created a church <text:span text:style-name="T1">CMS</text:span>-backed website for a friend. <text:span text:style-name="T1">Drupal, PHP, MySQL</text:span></text:p>
        </text:list-item>
        <text:list-item>
          <text:p text:style-name="P10">Hand-crafted several websites for friends and family. <text:span text:style-name="T1">Ruby, Sinatra, HTML, CSS, JavaScript</text:span></text:p>
        </text:list-item>
      </text:list>
      <text:p text:style-name="Standard"/>
      <text:p text:style-name="H2">CISYS | Life Sciences; Web Developer; <text:span text:style-name="T2">N Raleigh, NC; 11/2007 - 03/2010</text:span></text:p>
      <text:list xml:id="list896548441" text:continue-numbering="true" text:style-name="List_20_1">
        <text:list-item>
          <text:p text:style-name="P8">Built a <text:span text:style-name="T1">SharePoint</text:span>-backed IRB system from scratch with custom secure login <text:span text:style-name="T1">C#, HTML, CSS, JavaScript</text:span></text:p>
        </text:list-item>
        <text:list-item>
          <text:p text:style-name="P8">Created several websites, primarily using <text:span text:style-name="T1">ASP.NET</text:span> technologies, including CISYS’. <text:span text:style-name="T1">HTML, CSS, JavaScript, AJAX, C#, VB.NET, PHP</text:span></text:p>
        </text:list-item>
        <text:list-item>
          <text:p text:style-name="P11">Advocated improved development methodologies, such as test-driven development</text:p>
        </text:list-item>
        <text:list-item>
          <text:p text:style-name="P8"><text:span text:style-name="T3">Contracted with partner/vendor, Presentation Strategies. Supported existing reporting projects. Updated and maintained some websites. </text:span><text:span text:style-name="T1">PHP, HTML</text:span><text:span text:style-name="T2">, CSS, MSSQL, MySQL, XML, VBA</text:span></text:p>
        </text:list-item>
      </text:list>
      <text:p text:style-name="P5"/>
      <text:p text:style-name="P7">Sir Speedy Cary; Mail Room Supervisor | Web Developer; Cary, NC; 09/2005 - 10/2007</text:p>
      <text:list xml:id="list2139155247" text:continue-numbering="true" text:style-name="List_20_1">
        <text:list-item>
          <text:p text:style-name="P11">Address and prepare letters and postcards for bulk mail.</text:p>
        </text:list-item>
        <text:list-item>
          <text:p text:style-name="P11">Cut paper, run deliveries, collate, hole punch and make computer recommendations.</text:p>
        </text:list-item>
        <text:list-item>
          <text:p text:style-name="P11">Built an online ordering system for our largest client to replace the old one. Extra features and polish were left undone due to time and budget constraints. <text:span text:style-name="T1">PHP, HTML, CSS, MySQL</text:span></text:p>
        </text:list-item>
      </text:list>
      <text:p text:style-name="Standard"/>
      <text:p text:style-name="P4"><text:soft-page-break/>Education</text:p>
      <text:p text:style-name="H2">Sandhills Community College; Southern Pines, NC; 2001 spring</text:p>
      <text:list xml:id="list300739448" text:continue-numbering="true" text:style-name="List_20_1">
        <text:list-item>
          <text:p text:style-name="P8">Accrued some basic credits</text:p>
        </text:list-item>
        <text:list-item>
          <text:p text:style-name="P8">Dropped out after a semester because of finances</text:p>
        </text:list-item>
      </text:list>
      <text:p text:style-name="P2"/>
      <text:p text:style-name="H2">Pensacola Christian College; Pensacola, FL; 2000 spring</text:p>
      <text:list xml:id="list713923875" text:continue-numbering="true" text:style-name="List_20_1">
        <text:list-item>
          <text:p text:style-name="P11">Computer Science major</text:p>
        </text:list-item>
        <text:list-item>
          <text:p text:style-name="P11">Dropped out after a semester because of excessive rules</text:p>
        </text:list-item>
      </text:list>
      <text:p text:style-name="P3"/>
      <text:p text:style-name="H2">Calvary Christian School; Southern Pines, NC; 1995 - 1999</text:p>
      <text:list xml:id="list350540012" text:continue-numbering="true" text:style-name="List_20_1">
        <text:list-item>
          <text:p text:style-name="P8">Chose electives that focused on Math, Physics and Logic</text:p>
        </text:list-item>
      </text:list>
      <text:p text:style-name="Standard"/>
      <text:p text:style-name="H1">Certifications</text:p>
      <text:list xml:id="list1502414594" text:continue-numbering="true" text:style-name="List_20_1">
        <text:list-item>
          <text:p text:style-name="P8">MySQL from Wake Tech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Albany AMT" svg:font-family="'Albany AMT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 AMT" svg:font-family="'Thorndale AMT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681in" style:writing-mode="lr-tb"/>
      <style:text-properties fo:color="#000000" style:font-name="Thorndale AMT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102in" fo:margin-right="0in" fo:margin-top="0in" fo:margin-bottom="0in" fo:text-indent="0in" style:auto-text-indent="false">
        <style:tab-stops/>
      </style:paragraph-properties>
      <style:text-properties style:font-name="Albany AMT" fo:font-size="10pt" fo:font-weight="normal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1" style:family="paragraph" style:parent-style-name="Standard" style:class="text" style:master-page-name="">
      <style:paragraph-properties fo:margin-left="0.0102in" fo:margin-right="0in" fo:margin-top="0.1575in" fo:margin-bottom="0.0783in" fo:text-align="start" style:justify-single-word="false" fo:text-indent="0in" style:auto-text-indent="false" style:page-number="auto"/>
      <style:text-properties style:font-name="Albany AMT" fo:font-size="14pt" fo:font-weight="bold"/>
    </style:style>
    <style:style style:name="H2" style:family="paragraph" style:parent-style-name="Standard" style:auto-update="true" style:class="text" style:master-page-name="">
      <style:paragraph-properties fo:margin-top="0.0398in" fo:margin-bottom="0.0783in" fo:text-align="start" style:justify-single-word="false" style:page-number="auto"/>
      <style:text-properties fo:font-size="10pt" fo:font-weight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start" style:justify-single-word="false"/>
      <style:text-properties fo:font-size="2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2_20_Alt" style:display-name="H2 Alt" style:family="paragraph" style:parent-style-name="H2" style:auto-update="true">
      <style:paragraph-properties fo:text-align="end" style:justify-single-word="false"/>
    </style:style>
    <style:style style:name="Default_20_Alt" style:display-name="Default Alt" style:family="paragraph" style:parent-style-name="Standard" style:auto-update="true">
      <style:paragraph-properties fo:text-align="end" style:justify-single-word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Thomas Ingram</meta:initial-creator>
    <meta:creation-date>2007-05-22T21:52:06</meta:creation-date>
    <dc:creator>Thomas Ingram</dc:creator>
    <dc:date>2010-03-25T08:35:57</dc:date>
    <dc:language>en-US</dc:language>
    <meta:editing-cycles>188</meta:editing-cycles>
    <meta:editing-duration>PT76H08M51S</meta:editing-duration>
    <meta:document-statistic meta:table-count="1" meta:image-count="0" meta:object-count="0" meta:page-count="2" meta:paragraph-count="43" meta:word-count="378" meta:character-count="2515"/>
    <meta:user-defined meta:name="Info 1"/>
    <meta:user-defined meta:name="Info 2"/>
    <meta:user-defined meta:name="Info 3"/>
    <meta:user-defined meta:name="Info 4"/>
  </office:meta>
</office:document-meta>
</file>